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46cm" fo:min-width="6.358cm"/>
    </style:style>
    <style:style style:name="gr2" style:family="graphic" style:parent-style-name="standard">
      <style:graphic-properties draw:textarea-horizontal-align="justify" draw:textarea-vertical-align="middle" draw:auto-grow-height="false" fo:min-height="12.704cm" fo:min-width="13.97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3.97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58cm" svg:height="6.096cm" svg:x="5.588cm" svg:y="6.096cm">
          <text:p text:style-name="P1">Graph Visual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12.688cm" svg:y="6.096cm">
          <text:p text:style-name="P1">Matrix Visual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12.688cm" svg:y="12.496cm">
          <text:p text:style-name="P1">Feedback Diag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5.588cm" svg:y="12.496cm">
          <text:p text:style-name="P1">Control Pa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78cm" svg:height="12.954cm" svg:x="5.334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478cm" svg:height="1.778cm" svg:x="5.334cm" svg:y="3.856cm">
          <text:p text:style-name="P1">Header – Information B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858cm" svg:height="6.096cm" svg:x="5.588cm" svg:y="6.096cm">
          <text:p text:style-name="P1">Graph Visual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12.688cm" svg:y="6.096cm">
          <text:p text:style-name="P1">Matrix Visualiz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12.688cm" svg:y="12.496cm">
          <text:p text:style-name="P1">Feedback Diag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5.588cm" svg:y="12.496cm">
          <text:p text:style-name="P1">Control Pa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78cm" svg:height="12.954cm" svg:x="5.334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478cm" svg:height="1.778cm" svg:x="5.334cm" svg:y="3.856cm">
          <text:p text:style-name="P1">Header – Information B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6.096cm" svg:x="20.088cm" svg:y="6.096cm">
          <text:p text:style-name="P1">Algorithm Edi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06:51:30.907893061</meta:creation-date>
    <dc:date>2016-10-11T06:57:36.002774250</dc:date>
    <meta:editing-duration>PT6M5S</meta:editing-duration>
    <meta:editing-cycles>3</meta:editing-cycles>
    <meta:generator>LibreOffice/5.1.4.2$Linux_X86_64 LibreOffice_project/10m0$Build-2</meta:generator>
    <meta:document-statistic meta:object-count="38"/>
  </office:meta>
</office:document-meta>
</file>